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17.69mm"/>
    </style:style>
    <style:style style:name="ro1" style:family="table-row">
      <style:table-row-properties style:row-height="24.99mm" fo:break-before="auto" style:use-optimal-row-height="false"/>
    </style:style>
    <style:style style:name="ro2" style:family="table-row">
      <style:table-row-properties style:row-height="7.6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top"/>
      <style:paragraph-properties fo:text-align="end" fo:margin-left="0m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4">
      <style:table-cell-properties fo:background-color="#b4c7dc"/>
      <style:text-properties fo:font-size="12pt" style:font-size-asian="12pt" style:font-size-complex="12pt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b 58%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7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font-name-asian="Noto Sans CJK SC Regular" style:text-position="super 58%"/>
    </style:style>
    <style:style style:name="T8" style:family="text">
      <style:text-properties style:font-name-asian="Noto Sans CJK SC Regular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fo:font-weight="normal"/>
    </style:style>
    <style:style style:name="T9" style:family="text">
      <style:text-properties style:font-name-asian="Noto Sans CJK SC Regular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fo:font-weight="normal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35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Таблица для упрощённого расчёта теплопотерь </text:p>
            <text:p>через ограждающие конструкции. </text:p>
            <text:p>Конструкции предполагаются однослойными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Q=k·F·(t<text:span text:style-name="T1">в</text:span>-t<text:span text:style-name="T2">н</text:span>)·n</text:p>
          </table:table-cell>
          <table:table-cell table:style-name="ce7" office:value-type="string" calcext:value-type="string">
            <text:p>теплопотери через ограждающую конструкцию, Вт</text:p>
          </table:table-cell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k = λ / σ</text:p>
          </table:table-cell>
          <table:table-cell table:style-name="ce7" office:value-type="string" calcext:value-type="string">
            <text:p>Коэффициент теплопередачи, Вт/м<text:span text:style-name="T4">2</text:span>·°C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 calcext:value-type="string">
            <text:p>λ</text:p>
          </table:table-cell>
          <table:table-cell table:style-name="ce7" office:value-type="string" calcext:value-type="string">
            <text:p>коэффициент теплопроводности материала, Вт/м·°C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 calcext:value-type="string">
            <text:p>σ</text:p>
          </table:table-cell>
          <table:table-cell table:style-name="ce7" office:value-type="string" calcext:value-type="string">
            <text:p>толщина слоя, м</text:p>
          </table:table-cell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площадь ограждения, м<text:span text:style-name="T4">2</text:span>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t<text:span text:style-name="T2">в</text:span></text:p>
          </table:table-cell>
          <table:table-cell table:style-name="ce7" office:value-type="string" calcext:value-type="string">
            <text:p>температура внутреннего воздуха, °C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t<text:span text:style-name="T2">н</text:span></text:p>
          </table:table-cell>
          <table:table-cell table:style-name="ce7" office:value-type="string" calcext:value-type="string">
            <text:p>температура внешнего воздуха, °C</text:p>
          </table:table-cell>
          <table:table-cell table:number-columns-repeated="5"/>
        </table:table-row>
        <table:table-row table:style-name="ro5">
          <table:table-cell/>
          <table:table-cell table:style-name="ce7" office:value-type="string" calcext:value-type="string">
            <text:p>n</text:p>
          </table:table-cell>
          <table:table-cell table:style-name="ce19" office:value-type="string" calcext:value-type="string">
            <text:p>поправочный коэффициент на разность температур </text:p>
            <text:p><text:span text:style-name="T5">* зависит от направленности ограждения на сторону света. </text:span></text:p>
            <text:p><text:span text:style-name="T5">В связи с небольшим размером сооружения пренебрегаем этим коэффициентом, </text:span></text:p>
            <text:p><text:span text:style-name="T5">принимая его всегда равным единице.</text:span></text:p>
          </table:table-cell>
          <table:table-cell table:number-columns-repeated="5"/>
        </table:table-row>
        <table:table-row table:style-name="ro4">
          <table:table-cell/>
          <table:table-cell table:style-name="ce2" table:number-columns-repeated="2"/>
          <table:table-cell table:number-columns-repeated="5"/>
        </table:table-row>
        <table:table-row table:style-name="ro4">
          <table:table-cell/>
          <table:table-cell table:style-name="ce12" office:value-type="string" calcext:value-type="string">
            <text:p>Ввод данных (в ячейки с голубым фоном):</text:p>
          </table:table-cell>
          <table:table-cell table:style-name="ce2"/>
          <table:table-cell table:number-columns-repeated="5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Общие параметры</text:p>
          </table:table-cell>
          <table:covered-table-cell table:style-name="ce25"/>
          <table:covered-table-cell/>
          <table:table-cell table:number-columns-repeated="4"/>
        </table:table-row>
        <table:table-row table:style-name="ro6">
          <table:table-cell/>
          <table:table-cell table:style-name="ce14" office:value-type="string" calcext:value-type="string">
            <text:p>λ=</text:p>
          </table:table-cell>
          <table:table-cell table:style-name="ce20" office:value-type="float" office:value="0.03" calcext:value-type="float">
            <text:p>0,03</text:p>
          </table:table-cell>
          <table:table-cell table:style-name="ce23" office:value-type="string" calcext:value-type="string">
            <text:p><text:span text:style-name="T6">Вт/м</text:span><text:span text:style-name="T7">2</text:span><text:span text:style-name="T6">·°C</text:span></text:p>
          </table:table-cell>
          <table:table-cell office:value-type="string" calcext:value-type="string">
            <text:p>экструдированный ППС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>
            <text:p>t<text:span text:style-name="T2">в</text:span><text:span text:style-name="T3">=</text:span>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°C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t<text:span text:style-name="T2">н</text:span><text:span text:style-name="T3">=</text:span></text:p>
          </table:table-cell>
          <table:table-cell table:style-name="ce20" office:value-type="float" office:value="-20" calcext:value-type="float">
            <text:p>-20</text:p>
          </table:table-cell>
          <table:table-cell table:style-name="ce23" office:value-type="string" calcext:value-type="string">
            <text:p>°C</text:p>
          </table:table-cell>
          <table:table-cell table:number-columns-repeated="4"/>
        </table:table-row>
        <table:table-row table:style-name="ro6">
          <table:table-cell/>
          <table:table-cell table:style-name="ce25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Крыша</text:p>
          </table:table-cell>
          <table:covered-table-cell table:style-name="ce21"/>
          <table:covered-table-cell table:style-name="ce24"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67*1.3" office:value-type="float" office:value="0.871" calcext:value-type="float">
            <text:p>0,87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20]*[.C18]*([.C14]-[.C15])*[.C19]" office:value-type="float" office:value="12.5424" calcext:value-type="float">
            <text:p>12,5424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5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Пол</text:p>
          </table:table-cell>
          <table:covered-table-cell table:style-name="ce25"/>
          <table:covered-table-cell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67*1.29" office:value-type="float" office:value="0.8643" calcext:value-type="float">
            <text:p>0,86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t<text:span text:style-name="T2">н</text:span><text:span text:style-name="T3">=</text:span></text:p>
          </table:table-cell>
          <table:table-cell office:value-type="float" office:value="-4" calcext:value-type="float">
            <text:p>-4,00</text:p>
          </table:table-cell>
          <table:table-cell table:style-name="ce23" office:value-type="string" calcext:value-type="string">
            <text:p>°C</text:p>
          </table:table-cell>
          <table:table-cell office:value-type="string" calcext:value-type="string">
            <text:p>температура земли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26]*[.C24]*([.C14]-[.C27])*[.C25]" office:value-type="float" office:value="2.07432" calcext:value-type="float">
            <text:p>2,07432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Передня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67*0.82" office:value-type="float" office:value="0.5494" calcext:value-type="float">
            <text:p>0,55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33]*[.C31]*([.C14]-[.C15])*[.C32]" office:value-type="float" office:value="3.95568" calcext:value-type="float">
            <text:p>3,95568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Задня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67*0.62" office:value-type="float" office:value="0.4154" calcext:value-type="float">
            <text:p>0,42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39]*[.C37]*([.C14]-[.C15])*[.C38]" office:value-type="float" office:value="2.99088" calcext:value-type="float">
            <text:p>2,99088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1 бокова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67*1.29+1.29*0.2/2" office:value-type="float" office:value="0.9933" calcext:value-type="float">
            <text:p>0,99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45]*[.C43]*([.C14]-[.C15])*[.C44]" office:value-type="float" office:value="7.15176" calcext:value-type="float">
            <text:p>7,15176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2 бокова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67*1.29+1.29*0.2/2" office:value-type="float" office:value="0.9933" calcext:value-type="float">
            <text:p>0,99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37" table:formula="of:=[.C13]/[.C51]*[.C49]*([.C14]-[.C15])*[.C50]" office:value-type="float" office:value="7.9464" calcext:value-type="float">
            <text:p>7,95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number-columns-repeated="5"/>
        </table:table-row>
        <table:table-row table:style-name="ro7">
          <table:table-cell/>
          <table:table-cell table:style-name="ce28" table:number-columns-repeated="3"/>
          <table:table-cell table:number-columns-repeated="4"/>
        </table:table-row>
        <table:table-row table:style-name="ro4">
          <table:table-cell/>
          <table:table-cell table:style-name="ce29" office:value-type="string" calcext:value-type="string">
            <text:p>Общие теплопотери:</text:p>
          </table:table-cell>
          <table:table-cell table:style-name="ce38" table:formula="of:=[.C21]+[.C28]+[.C34]+[.C40]+[.C46]+[.C52]" office:value-type="float" office:value="36.66144" calcext:value-type="float">
            <text:p>36,66</text:p>
          </table:table-cell>
          <table:table-cell table:style-name="ce12" office:value-type="string" calcext:value-type="string">
            <text:p>Вт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 style:data-style-name="N2" text:time-value="22:23:01.8696824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00:03:56.888001553</meta:creation-date>
    <dc:date>2020-12-13T22:44:46.809945111</dc:date>
    <meta:editing-duration>PT2H6M6S</meta:editing-duration>
    <meta:editing-cycles>21</meta:editing-cycles>
    <meta:generator>LibreOffice/6.2.8.2$Linux_X86_64 LibreOffice_project/20$Build-2</meta:generator>
    <meta:document-statistic meta:table-count="1" meta:cell-count="108" meta:object-count="0"/>
  </office:meta>
</office:document-meta>
</file>